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A0CEB4ED820C850E.png" manifest:media-type="image/png"/>
  <manifest:file-entry manifest:full-path="Pictures/10000201000002000000020003BB8676B7932537.png" manifest:media-type="image/png"/>
  <manifest:file-entry manifest:full-path="Pictures/100002010000010000000100382A4F930228C38B.png" manifest:media-type="image/png"/>
  <manifest:file-entry manifest:full-path="Pictures/1000020100000320000000D1957F95323AE9CE9C.png" manifest:media-type="image/png"/>
  <manifest:file-entry manifest:full-path="Pictures/10000201000001000000010049A04FC0D71FCD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808080" draw:marker-start-width="0.352cm" draw:marker-end="Rounded_20_short_20_Arrow" draw:marker-end-width="0.254cm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808080" draw:marker-start="Rounded_20_short_20_Arrow" draw:marker-start-width="0.254cm" draw:marker-end="" draw:marker-end-width="0.254cm" draw:fill="none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51cm" svg:stroke-color="#808080" draw:marker-start-width="0.279cm" draw:marker-end-width="0.279cm" draw:fill="solid" draw:fill-color="#eeeeee" draw:textarea-horizontal-align="justify" draw:textarea-vertical-align="middle" draw:auto-grow-height="false" fo:min-height="1.681cm" fo:min-width="1.812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357cm"/>
    </style:style>
    <style:style style:name="gr6" style:family="graphic" style:parent-style-name="standard">
      <style:graphic-properties draw:stroke="none" svg:stroke-color="#808080" draw:fill="none" draw:fill-color="#ffffff" fo:min-height="0.357cm"/>
    </style:style>
    <style:style style:name="gr7" style:family="graphic" style:parent-style-name="standard">
      <style:graphic-properties draw:stroke="none" svg:stroke-color="#808080" draw:fill="none" draw:fill-color="#ffffff" fo:min-height="0.713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9pt" fo:font-weight="normal" style:font-size-asian="18pt" style:font-size-complex="18pt"/>
    </style:style>
    <style:style style:name="T1" style:family="text">
      <style:text-properties fo:font-size="9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frame draw:style-name="gr1" draw:text-style-name="P1" draw:layer="layout" svg:width="1.27cm" svg:height="1.27cm" svg:x="1.304cm" svg:y="2.609cm">
            <draw:image xlink:href="Pictures/10000201000002000000020003BB8676B7932537.png" xlink:type="simple" xlink:show="embed" xlink:actuate="onLoad" loext:mime-type="image/png">
              <text:p/>
            </draw:image>
          </draw:frame>
          <draw:frame draw:style-name="gr1" draw:text-style-name="P1" draw:layer="layout" svg:width="1.27cm" svg:height="0.33cm" svg:x="1.295cm" svg:y="3.99cm">
            <draw:image xlink:href="Pictures/1000020100000320000000D1957F95323AE9CE9C.png" xlink:type="simple" xlink:show="embed" xlink:actuate="onLoad" loext:mime-type="image/png">
              <text:p/>
            </draw:image>
          </draw:frame>
        </draw:g>
        <draw:connector draw:style-name="gr2" draw:text-style-name="P1" draw:layer="layout" draw:type="curve" svg:x1="2.574cm" svg:y1="3.464cm" svg:x2="4.377cm" svg:y2="3.462cm" draw:start-shape="id1" draw:start-glue-point="1" draw:end-shape="id2" draw:end-glue-point="3" svg:d="M2574 3464c1333 0 432-2 1803-2" svg:viewBox="0 0 1804 3">
          <text:p/>
        </draw:connector>
        <draw:connector draw:style-name="gr2" draw:text-style-name="P1" draw:layer="layout" draw:type="curve" svg:x1="10.635cm" svg:y1="3.447cm" svg:x2="11.255cm" svg:y2="3.444cm" draw:start-shape="id3" draw:start-glue-point="1" draw:end-shape="id4" draw:end-glue-point="3" svg:d="M10635 3447c445 0 136-3 620-3" svg:viewBox="0 0 621 4">
          <text:p/>
        </draw:connector>
        <draw:connector draw:style-name="gr2" draw:text-style-name="P1" draw:layer="layout" draw:type="curve" svg:x1="13.617cm" svg:y1="3.444cm" svg:x2="14.116cm" svg:y2="2.245cm" draw:start-shape="id4" draw:start-glue-point="1" svg:d="M13617 3444c789 0 539-1199 499-1199" svg:viewBox="0 0 569 1200">
          <text:p/>
        </draw:connector>
        <draw:connector draw:style-name="gr3" draw:text-style-name="P1" draw:layer="layout" draw:type="curve" svg:x1="14.196cm" svg:y1="4.643cm" svg:x2="13.617cm" svg:y2="3.444cm" draw:end-shape="id4" draw:end-glue-point="1" svg:d="M14196 4643c-39 0 250-1199-579-1199" svg:viewBox="0 0 598 1200">
          <text:p/>
        </draw:connector>
        <draw:g xml:id="id4" draw:id="id4">
          <draw:custom-shape draw:style-name="gr4" draw:text-style-name="P2" draw:layer="layout" svg:width="2.362cm" svg:height="1.981cm" svg:x="11.255cm" svg:y="2.45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559cm" svg:height="0.607cm" svg:x="11.681cm" svg:y="3.706cm">
            <draw:text-box>
              <text:p text:style-name="P3"><text:span text:style-name="T1">Parser</text:span></text:p>
            </draw:text-box>
          </draw:frame>
          <draw:frame draw:style-name="gr1" draw:text-style-name="P1" draw:layer="layout" svg:width="1.016cm" svg:height="1.016cm" svg:x="11.975cm" svg:y="2.635cm">
            <draw:image xlink:href="Pictures/100002010000010000000100382A4F930228C38B.png" xlink:type="simple" xlink:show="embed" xlink:actuate="onLoad" loext:mime-type="image/png">
              <text:p/>
            </draw:image>
          </draw:frame>
        </draw:g>
        <draw:custom-shape draw:style-name="gr4" draw:text-style-name="P2" xml:id="id2" draw:id="id2" draw:layer="layout" svg:width="2.362cm" svg:height="1.981cm" svg:x="4.377cm" svg:y="2.4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803cm" svg:height="0.607cm" svg:x="4.676cm" svg:y="3.68cm">
          <draw:text-box>
            <text:p text:style-name="P3"><text:span text:style-name="T1">MNB</text:span></text:p>
          </draw:text-box>
        </draw:frame>
        <draw:frame draw:style-name="gr1" draw:text-style-name="P1" draw:layer="layout" svg:width="1.27cm" svg:height="1.27cm" svg:x="4.963cm" svg:y="2.6cm">
          <draw:image xlink:href="Pictures/10000201000001000000010049A04FC0D71FCD7C.png" xlink:type="simple" xlink:show="embed" xlink:actuate="onLoad" loext:mime-type="image/png">
            <text:p/>
          </draw:image>
        </draw:frame>
        <draw:g xml:id="id3" draw:id="id3">
          <draw:custom-shape draw:style-name="gr4" draw:text-style-name="P2" draw:layer="layout" svg:width="2.362cm" svg:height="1.981cm" svg:x="8.159cm" svg:y="2.45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2.54cm" svg:height="0.963cm" svg:x="8.095cm" svg:y="3.476cm">
            <draw:text-box>
              <text:p text:style-name="P3"><text:span text:style-name="T1">NLP Processor</text:span></text:p>
            </draw:text-box>
          </draw:frame>
          <draw:frame draw:style-name="gr8" draw:text-style-name="P1" draw:layer="layout" svg:width="1.016cm" svg:height="1.016cm" svg:x="8.892cm" svg:y="2.553cm">
            <draw:image xlink:href="Pictures/100002010000020000000200A0CEB4ED820C850E.png" xlink:type="simple" xlink:show="embed" xlink:actuate="onLoad" loext:mime-type="image/png">
              <text:p/>
            </draw:image>
          </draw:frame>
        </draw:g>
        <draw:connector draw:style-name="gr2" draw:text-style-name="P1" draw:layer="layout" draw:type="curve" svg:x1="6.739cm" svg:y1="3.462cm" svg:x2="8.095cm" svg:y2="3.447cm" draw:start-shape="id2" draw:start-glue-point="1" draw:end-shape="id3" draw:end-glue-point="3" svg:d="M6739 3462c1036 0 359-15 1356-15" svg:viewBox="0 0 1357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3T20:28:03.089256376</meta:creation-date>
    <dc:date>2020-05-23T20:30:26.701355637</dc:date>
    <meta:editing-duration>PT2M23S</meta:editing-duration>
    <meta:editing-cycles>3</meta:editing-cycles>
    <meta:generator>LibreOffice/6.2.8.2$Linux_X86_64 LibreOffice_project/20$Build-2</meta:generator>
    <meta:document-statistic meta:object-count="19"/>
  </office:meta>
</office:document-meta>
</file>